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000000" draw:fill="none" draw:fill-color="#ffffff" fo:min-height="1.528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10.00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12.072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6.594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7.4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67cm" svg:height="1.673cm" svg:x="2.905cm" svg:y="1.762cm">
          <draw:text-box>
            <text:p>Propulsion System process view</text:p>
            <text:p>(minimum complexity configuration)</text:p>
          </draw:text-box>
        </draw:frame>
        <draw:frame draw:style-name="gr2" draw:text-style-name="P1" draw:layer="layout" svg:width="3.605cm" svg:height="0.962cm" svg:x="3.413cm" svg:y="3.921cm">
          <draw:text-box>
            <text:p>“Dust” tank</text:p>
          </draw:text-box>
        </draw:frame>
        <draw:frame draw:style-name="gr2" draw:text-style-name="P1" draw:layer="layout" svg:width="4.134cm" svg:height="1.673cm" svg:x="7.558cm" svg:y="3.921cm">
          <draw:text-box>
            <text:p>Electrostatic </text:p>
            <text:p>generator</text:p>
          </draw:text-box>
        </draw:frame>
        <draw:frame draw:style-name="gr2" draw:text-style-name="P1" draw:layer="layout" svg:width="3.317cm" svg:height="2.384cm" svg:x="12.276cm" svg:y="3.921cm">
          <draw:text-box>
            <text:p>Ultraviolet</text:p>
            <text:p>light</text:p>
            <text:p>source</text:p>
          </draw:text-box>
        </draw:frame>
        <draw:frame draw:style-name="gr3" draw:text-style-name="P1" draw:layer="layout" svg:width="2.667cm" svg:height="1.778cm" svg:x="16.113cm" svg:y="3.921cm">
          <draw:text-box>
            <text:p>Water</text:p>
            <text:p>vapor</text:p>
          </draw:text-box>
        </draw:frame>
        <draw:frame draw:style-name="gr4" draw:text-style-name="P1" draw:layer="layout" svg:width="13.539cm" svg:height="2.384cm" svg:x="4.564cm" svg:y="7.477cm">
          <draw:text-box>
            <text:p>Ion creation chamber</text:p>
            <text:p>Ion Stream Accelerator</text:p>
            <text:p>Stage 1</text:p>
          </draw:text-box>
        </draw:frame>
        <draw:frame draw:style-name="gr5" draw:text-style-name="P1" draw:layer="layout" svg:width="8.317cm" svg:height="2.384cm" svg:x="7.175cm" svg:y="11.177cm">
          <draw:text-box>
            <text:p>Magnetically induced vortex</text:p>
            <text:p>Ion Stream Accelerator</text:p>
            <text:p>Stage 2</text:p>
          </draw:text-box>
        </draw:frame>
        <draw:frame draw:style-name="gr4" draw:text-style-name="P1" draw:layer="layout" svg:width="6.949cm" svg:height="2.384cm" svg:x="7.859cm" svg:y="17.477cm">
          <draw:text-box>
            <text:p>Self-inductive pulse</text:p>
            <text:p>Ion Stream Accelerator</text:p>
            <text:p>Stage 3</text:p>
          </draw:text-box>
        </draw:frame>
        <draw:frame draw:style-name="gr6" draw:text-style-name="P1" draw:layer="layout" svg:width="4.693cm" svg:height="1.673cm" svg:x="8.987cm" svg:y="14.677cm">
          <draw:text-box>
            <text:p>One-way valve</text:p>
            <text:p>(Tesla design)</text:p>
          </draw:text-box>
        </draw:frame>
        <draw:frame draw:style-name="gr7" draw:text-style-name="P1" draw:layer="layout" svg:width="5.231cm" svg:height="1.673cm" svg:x="8.718cm" svg:y="21.277cm">
          <draw:text-box>
            <text:p>Ion “Jet” Stream </text:p>
            <text:p>Nozzle</text:p>
          </draw:text-box>
        </draw:frame>
        <draw:line draw:style-name="gr8" draw:text-style-name="P2" draw:layer="layout" svg:x1="5.215cm" svg:y1="4.937cm" svg:x2="5.215cm" svg:y2="7.477cm">
          <text:p/>
        </draw:line>
        <draw:line draw:style-name="gr8" draw:text-style-name="P2" draw:layer="layout" svg:x1="9.625cm" svg:y1="5.572cm" svg:x2="9.625cm" svg:y2="7.477cm">
          <text:p/>
        </draw:line>
        <draw:line draw:style-name="gr8" draw:text-style-name="P2" draw:layer="layout" svg:x1="13.934cm" svg:y1="6.334cm" svg:x2="13.934cm" svg:y2="7.477cm">
          <text:p/>
        </draw:line>
        <draw:line draw:style-name="gr8" draw:text-style-name="P2" draw:layer="layout" svg:x1="17.446cm" svg:y1="5.699cm" svg:x2="17.446cm" svg:y2="7.477cm">
          <text:p/>
        </draw:line>
        <draw:line draw:style-name="gr8" draw:text-style-name="P2" draw:layer="layout" svg:x1="11.033cm" svg:y1="9.863cm" svg:x2="11.033cm" svg:y2="11.26cm">
          <text:p/>
        </draw:line>
        <draw:line draw:style-name="gr8" draw:text-style-name="P2" draw:layer="layout" svg:x1="11.033cm" svg:y1="13.563cm" svg:x2="11.033cm" svg:y2="14.706cm">
          <text:p/>
        </draw:line>
        <draw:line draw:style-name="gr8" draw:text-style-name="P2" draw:layer="layout" svg:x1="11.033cm" svg:y1="16.363cm" svg:x2="11.033cm" svg:y2="17.506cm">
          <text:p/>
        </draw:line>
        <draw:line draw:style-name="gr8" draw:text-style-name="P2" draw:layer="layout" svg:x1="11.033cm" svg:y1="19.863cm" svg:x2="11.033cm" svg:y2="21.3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2:04:29.860711479</meta:creation-date>
    <dc:date>2018-04-06T02:32:52.148943542</dc:date>
    <meta:editing-duration>PT7M49S</meta:editing-duration>
    <meta:editing-cycles>1</meta:editing-cycles>
    <meta:document-statistic meta:object-count="18"/>
    <meta:generator>LibreOffice/5.1.6.2$Linux_X86_64 LibreOffice_project/10m0$Build-2</meta:generator>
  </office:meta>
</office:document-meta>
</file>